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2.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7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2.866cm"/>
    </style:style>
    <style:style style:name="gr13" style:family="graphic" style:parent-style-name="standard">
      <style:graphic-properties draw:fill="none"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2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12cm" fo:min-width="1.212cm"/>
    </style:style>
    <style:style style:name="pr1" style:family="presentation" style:parent-style-name="Standa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18pt" style:font-size-asian="18pt" style:font-size-complex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office:forms form:automatic-focus="false" form:apply-design-mode="false"/>
        <draw:custom-shape draw:style-name="gr1" draw:text-style-name="P1" draw:layer="layout" svg:width="6.6cm" svg:height="13.4cm" svg:x="16.2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8cm" svg:height="13.4cm" svg:x="0.4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2.8cm" svg:x="8.4cm" svg:y="11.6cm">
          <text:p text:style-name="P1">instagra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2.8cm" svg:height="2.8cm" svg:x="8.4cm" svg:y="14.6cm">
          <text:p text:style-name="P1">flick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5.2cm" svg:height="2.4cm" svg:x="0.8cm" svg:y="10cm">
          <text:p text:style-name="P1">social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4cm" svg:height="2.568cm" svg:x="8.6cm" svg:y="5.762cm">
          <text:p text:style-name="P1">foursqua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2.8cm" svg:height="2.8cm" svg:x="8.4cm" svg:y="8.7cm">
          <text:p text:style-name="P1">twit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layer="layout" svg:width="3.4cm" svg:height="1.2cm" svg:x="1.2cm" svg:y="4.6cm">
          <draw:text-box>
            <text:p>Database</text:p>
          </draw:text-box>
        </draw:frame>
        <draw:frame draw:style-name="gr3" draw:layer="layout" svg:width="3.279cm" svg:height="1.162cm" svg:x="8.361cm" svg:y="4.5cm">
          <draw:text-box>
            <text:p>Collection</text:p>
          </draw:text-box>
        </draw:frame>
        <draw:line draw:style-name="gr4" draw:text-style-name="P1" draw:layer="layout" svg:x1="6cm" svg:y1="10cm" svg:x2="7.9cm" svg:y2="7cm">
          <text:p/>
        </draw:line>
        <draw:line draw:style-name="gr4" draw:text-style-name="P1" draw:layer="layout" svg:x1="6.4cm" svg:y1="10.8cm" svg:x2="8cm" svg:y2="10.2cm">
          <text:p/>
        </draw:line>
        <draw:line draw:style-name="gr4" draw:text-style-name="P1" draw:layer="layout" svg:x1="6.2cm" svg:y1="11.6cm" svg:x2="8cm" svg:y2="12.8cm">
          <text:p/>
        </draw:line>
        <draw:line draw:style-name="gr4" draw:text-style-name="P1" draw:layer="layout" svg:x1="6cm" svg:y1="12.4cm" svg:x2="8.8cm" svg:y2="15.2cm">
          <text:p/>
        </draw:line>
        <draw:custom-shape draw:style-name="gr1" draw:text-style-name="P1" draw:layer="layout" svg:width="5.7cm" svg:height="1.2cm" svg:x="16.7cm" svg:y="15.4cm">
          <text:p text:style-name="P1">flickrsearch.py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5.2cm" svg:height="1.2cm" svg:x="16.8cm" svg:y="6.2cm">
          <text:p text:style-name="P1">fsSearch.py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.5cm" svg:height="1.2cm" svg:x="16.7cm" svg:y="12.6cm">
          <text:p text:style-name="P1">instragramsearch.py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.3cm" svg:height="1.2cm" svg:x="16.9cm" svg:y="9.5cm">
          <text:p text:style-name="P1">twittersearch.py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15.9cm" svg:y1="16cm" svg:x2="13.5cm" svg:y2="16cm">
          <text:p/>
        </draw:line>
        <draw:line draw:style-name="gr4" draw:text-style-name="P1" draw:layer="layout" svg:x1="15.9cm" svg:y1="13.1cm" svg:x2="13.5cm" svg:y2="13.1cm">
          <text:p/>
        </draw:line>
        <draw:frame draw:style-name="gr5" draw:text-style-name="P2" draw:layer="layout" svg:width="2.661cm" svg:height="0.763cm" svg:x="13.539cm" svg:y="6cm">
          <draw:text-box>
            <text:p text:style-name="P2"><text:span text:style-name="T1">Insert data</text:span></text:p>
          </draw:text-box>
        </draw:frame>
        <draw:line draw:style-name="gr4" draw:text-style-name="P1" draw:layer="layout" svg:x1="15.9cm" svg:y1="10.2cm" svg:x2="13.5cm" svg:y2="10.2cm">
          <text:p/>
        </draw:line>
        <draw:line draw:style-name="gr4" draw:text-style-name="P1" draw:layer="layout" svg:x1="15.9cm" svg:y1="6.8cm" svg:x2="13.5cm" svg:y2="6.8cm">
          <text:p/>
        </draw:line>
        <draw:frame draw:style-name="gr5" draw:layer="layout" svg:width="8.846cm" svg:height="0.962cm" svg:x="10.787cm" svg:y="1.238cm">
          <draw:text-box>
            <text:p>Database and scraping (KUL)</text:p>
          </draw:text-box>
        </draw:frame>
        <draw:frame draw:style-name="gr6" draw:text-style-name="P1" draw:layer="layout" svg:width="7.4cm" svg:height="0.962cm" svg:x="16.2cm" svg:y="3.2cm">
          <draw:text-box>
            <text:p text:style-name="P1">Scrapers</text:p>
          </draw:text-box>
        </draw:frame>
        <draw:frame draw:style-name="gr6" draw:text-style-name="P1" draw:layer="layout" svg:width="13.2cm" svg:height="0.962cm" svg:x="0cm" svg:y="3.2cm">
          <draw:text-box>
            <text:p text:style-name="P1">Database</text:p>
          </draw:text-box>
        </draw:frame>
        <draw:frame draw:style-name="gr5" draw:text-style-name="P2" draw:layer="layout" svg:width="2.661cm" svg:height="0.763cm" svg:x="13.5cm" svg:y="9.437cm">
          <draw:text-box>
            <text:p text:style-name="P2"><text:span text:style-name="T1">Insert data</text:span></text:p>
          </draw:text-box>
        </draw:frame>
        <draw:frame draw:style-name="gr5" draw:text-style-name="P2" draw:layer="layout" svg:width="2.661cm" svg:height="0.763cm" svg:x="13.5cm" svg:y="12.337cm">
          <draw:text-box>
            <text:p text:style-name="P2"><text:span text:style-name="T1">Insert data</text:span></text:p>
          </draw:text-box>
        </draw:frame>
        <draw:frame draw:style-name="gr5" draw:text-style-name="P2" draw:layer="layout" svg:width="2.661cm" svg:height="0.763cm" svg:x="13.5cm" svg:y="15.237cm">
          <draw:text-box>
            <text:p text:style-name="P2"><text:span text:style-name="T1">Insert data</text:span></text:p>
          </draw:text-box>
        </draw:frame>
        <draw:frame draw:style-name="gr7" draw:text-style-name="P1" draw:layer="layout" svg:width="3.944cm" svg:height="1.673cm" svg:x="24.2cm" svg:y="3.2cm">
          <draw:text-box>
            <text:p text:style-name="P1">Extern API's<text:line-break/></text:p>
          </draw:text-box>
        </draw:frame>
        <draw:custom-shape draw:style-name="gr8" draw:text-style-name="P1" draw:layer="layout" svg:width="3.4cm" svg:height="13.4cm" svg:x="24.4cm" svg:y="4.4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.807cm" svg:height="0.806cm" svg:x="24.4cm" svg:y="6.3cm">
          <draw:text-box>
            <text:p><text:span text:style-name="T2">InstagramAPI</text:span></text:p>
          </draw:text-box>
        </draw:frame>
        <draw:frame draw:style-name="gr9" draw:text-style-name="P3" draw:layer="layout" svg:width="4.807cm" svg:height="0.806cm" svg:x="24.493cm" svg:y="15.7cm">
          <draw:text-box>
            <text:p><text:span text:style-name="T2">FlickrAPI</text:span></text:p>
          </draw:text-box>
        </draw:frame>
        <draw:frame draw:style-name="gr9" draw:text-style-name="P3" draw:layer="layout" svg:width="4.807cm" svg:height="0.806cm" svg:x="24.493cm" svg:y="9.694cm">
          <draw:text-box>
            <text:p><text:span text:style-name="T2">tweepy</text:span></text:p>
          </draw:text-box>
        </draw:frame>
        <draw:frame draw:style-name="gr9" draw:text-style-name="P3" draw:layer="layout" svg:width="4.807cm" svg:height="0.806cm" svg:x="24.493cm" svg:y="12.9cm">
          <draw:text-box>
            <text:p><text:span text:style-name="T2">foursquare</text:span></text:p>
          </draw:text-box>
        </draw:frame>
        <draw:line draw:style-name="gr4" draw:text-style-name="P1" draw:layer="layout" svg:x1="23cm" svg:y1="6.8cm" svg:x2="24.2cm" svg:y2="6.8cm">
          <text:p/>
        </draw:line>
        <draw:line draw:style-name="gr4" draw:text-style-name="P1" draw:layer="layout" svg:x1="22.999cm" svg:y1="10.05cm" svg:x2="24.199cm" svg:y2="10.05cm">
          <text:p/>
        </draw:line>
        <draw:line draw:style-name="gr4" draw:text-style-name="P1" draw:layer="layout" svg:x1="22.998cm" svg:y1="13.2cm" svg:x2="24.198cm" svg:y2="13.2cm">
          <text:p/>
        </draw:line>
        <draw:line draw:style-name="gr4" draw:text-style-name="P1" draw:layer="layout" svg:x1="22.997cm" svg:y1="16.05cm" svg:x2="24.197cm" svg:y2="16.05cm">
          <text:p/>
        </draw:line>
        <draw:frame draw:style-name="gr5" draw:text-style-name="P2" draw:layer="layout" svg:width="1.467cm" svg:height="0.763cm" svg:x="22.9cm" svg:y="5.9cm">
          <draw:text-box>
            <text:p text:style-name="P2"><text:span text:style-name="T1">uses</text:span></text:p>
          </draw:text-box>
        </draw:frame>
        <draw:frame draw:style-name="gr5" draw:text-style-name="P2" draw:layer="layout" svg:width="1.467cm" svg:height="0.763cm" svg:x="22.901cm" svg:y="9.201cm">
          <draw:text-box>
            <text:p text:style-name="P2"><text:span text:style-name="T1">uses</text:span></text:p>
          </draw:text-box>
        </draw:frame>
        <draw:frame draw:style-name="gr5" draw:text-style-name="P2" draw:layer="layout" svg:width="1.467cm" svg:height="0.763cm" svg:x="22.902cm" svg:y="12.202cm">
          <draw:text-box>
            <text:p text:style-name="P2"><text:span text:style-name="T1">uses</text:span></text:p>
          </draw:text-box>
        </draw:frame>
        <draw:frame draw:style-name="gr5" draw:text-style-name="P2" draw:layer="layout" svg:width="1.467cm" svg:height="0.763cm" svg:x="22.903cm" svg:y="15.103cm">
          <draw:text-box>
            <text:p text:style-name="P2"><text:span text:style-name="T1">uses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1">
        <office:forms form:automatic-focus="false" form:apply-design-mode="false"/>
        <draw:custom-shape draw:style-name="gr1" draw:text-style-name="P1" draw:layer="layout" svg:width="13.2cm" svg:height="13cm" svg:x="7.4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cm" svg:height="2.4cm" svg:x="7.7cm" svg:y="13.6cm">
          <text:p text:style-name="P1">imag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cm" svg:height="2.8cm" svg:x="15.8cm" svg:y="11.6cm">
          <text:p text:style-name="P1">Instagra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2.8cm" svg:height="2.8cm" svg:x="15.8cm" svg:y="14.6cm">
          <text:p text:style-name="P1">Flick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5.2cm" svg:height="2.4cm" svg:x="7.8cm" svg:y="9.1cm">
          <text:p text:style-name="P1">twit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2cm" svg:height="2.4cm" svg:x="7.8cm" svg:y="5.8cm">
          <text:p text:style-name="P1">loca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4cm" svg:height="2.568cm" svg:x="16cm" svg:y="5.762cm">
          <text:p text:style-name="P1">FourSqua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2.8cm" svg:height="2.8cm" svg:x="15.8cm" svg:y="8.7cm">
          <text:p text:style-name="P1">Twit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layer="layout" svg:width="3.4cm" svg:height="1.2cm" svg:x="8.6cm" svg:y="4.6cm">
          <draw:text-box>
            <text:p>Database</text:p>
          </draw:text-box>
        </draw:frame>
        <draw:frame draw:style-name="gr3" draw:layer="layout" svg:width="3.279cm" svg:height="1.162cm" svg:x="15.761cm" svg:y="4.5cm">
          <draw:text-box>
            <text:p>Collection</text:p>
          </draw:text-box>
        </draw:frame>
        <draw:line draw:style-name="gr4" draw:text-style-name="P1" draw:layer="layout" svg:x1="13.4cm" svg:y1="7cm" svg:x2="15.3cm" svg:y2="7cm">
          <text:p/>
        </draw:line>
        <draw:line draw:style-name="gr4" draw:text-style-name="P1" draw:layer="layout" svg:x1="13.4cm" svg:y1="10.2cm" svg:x2="15.4cm" svg:y2="10.2cm">
          <text:p/>
        </draw:line>
        <draw:line draw:style-name="gr4" draw:text-style-name="P1" draw:layer="layout" svg:x1="13.4cm" svg:y1="14.6cm" svg:x2="15.4cm" svg:y2="13.4cm">
          <text:p/>
        </draw:line>
        <draw:line draw:style-name="gr4" draw:text-style-name="P1" draw:layer="layout" svg:x1="13.4cm" svg:y1="15cm" svg:x2="15.6cm" svg:y2="15.8cm">
          <text:p/>
        </draw:line>
        <draw:frame draw:style-name="gr6" draw:text-style-name="P1" draw:layer="layout" svg:width="13.2cm" svg:height="0.962cm" svg:x="7.4cm" svg:y="3.2cm">
          <draw:text-box>
            <text:p text:style-name="P1">Existing Database KUL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2T1">
        <office:forms form:automatic-focus="false" form:apply-design-mode="false"/>
        <draw:custom-shape draw:style-name="gr1" draw:text-style-name="P1" draw:layer="layout" svg:width="13.2cm" svg:height="13cm" svg:x="7.4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cm" svg:height="2.4cm" svg:x="7.7cm" svg:y="13.6cm">
          <text:p text:style-name="P1">imag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cm" svg:height="2.8cm" svg:x="15.8cm" svg:y="11.6cm">
          <text:p text:style-name="P1">Instagra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2.8cm" svg:height="2.8cm" svg:x="15.8cm" svg:y="14.6cm">
          <text:p text:style-name="P1">Flick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5.2cm" svg:height="2.4cm" svg:x="7.8cm" svg:y="9.1cm">
          <text:p text:style-name="P1">twit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2cm" svg:height="2.4cm" svg:x="7.8cm" svg:y="5.8cm">
          <text:p text:style-name="P1">loca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4cm" svg:height="2.568cm" svg:x="16cm" svg:y="5.762cm">
          <text:p text:style-name="P1">FourSqua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2.8cm" svg:height="2.8cm" svg:x="15.8cm" svg:y="8.7cm">
          <text:p text:style-name="P1">Twit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layer="layout" svg:width="3.4cm" svg:height="1.2cm" svg:x="8.6cm" svg:y="4.6cm">
          <draw:text-box>
            <text:p>Database</text:p>
          </draw:text-box>
        </draw:frame>
        <draw:frame draw:style-name="gr3" draw:layer="layout" svg:width="3.279cm" svg:height="1.162cm" svg:x="15.761cm" svg:y="4.5cm">
          <draw:text-box>
            <text:p>Collection</text:p>
          </draw:text-box>
        </draw:frame>
        <draw:line draw:style-name="gr4" draw:text-style-name="P1" draw:layer="layout" svg:x1="13.4cm" svg:y1="7cm" svg:x2="15.3cm" svg:y2="7cm">
          <text:p/>
        </draw:line>
        <draw:line draw:style-name="gr4" draw:text-style-name="P1" draw:layer="layout" svg:x1="13.4cm" svg:y1="10.2cm" svg:x2="15.4cm" svg:y2="10.2cm">
          <text:p/>
        </draw:line>
        <draw:line draw:style-name="gr4" draw:text-style-name="P1" draw:layer="layout" svg:x1="13.4cm" svg:y1="14.6cm" svg:x2="15.4cm" svg:y2="13.4cm">
          <text:p/>
        </draw:line>
        <draw:line draw:style-name="gr4" draw:text-style-name="P1" draw:layer="layout" svg:x1="13.4cm" svg:y1="15cm" svg:x2="15.6cm" svg:y2="15.8cm">
          <text:p/>
        </draw:line>
        <draw:frame draw:style-name="gr6" draw:text-style-name="P1" draw:layer="layout" svg:width="13.2cm" svg:height="0.962cm" svg:x="7.4cm" svg:y="3.2cm">
          <draw:text-box>
            <text:p text:style-name="P1">Existing Database KUL</text:p>
          </draw:text-box>
        </draw:frame>
        <draw:custom-shape draw:style-name="gr11" draw:text-style-name="P1" draw:layer="layout" svg:width="6.8cm" svg:height="4cm" svg:x="19.8cm" svg:y="0.4cm">
          <text:p text:style-name="P1">Unimportant <text:line-break/>collections left out</text:p>
          <draw:enhanced-geometry svg:viewBox="0 0 21600 21600" draw:text-areas="800 800 20800 20800" draw:type="round-rectangular-callout" draw:modifiers="-1759.50595500662 25713.77155711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1T0">
        <office:forms form:automatic-focus="false" form:apply-design-mode="false"/>
        <draw:custom-shape draw:style-name="gr1" draw:text-style-name="P1" draw:layer="layout" svg:width="13.2cm" svg:height="18.5cm" svg:x="6.999cm" svg:y="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2.8cm" svg:x="15.799cm" svg:y="12cm">
          <text:p text:style-name="P1">instagra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5.2cm" svg:height="2.4cm" svg:x="8cm" svg:y="10.5cm">
          <text:p text:style-name="P1">citydashboar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4cm" svg:height="2.568cm" svg:x="15.999cm" svg:y="3.962cm">
          <text:p text:style-name="P1">foursqua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2.8cm" svg:height="2.8cm" svg:x="15.8cm" svg:y="7.6cm">
          <text:p text:style-name="P1">twit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layer="layout" svg:width="3.4cm" svg:height="1.2cm" svg:x="8.599cm" svg:y="2.1cm">
          <draw:text-box>
            <text:p>Database</text:p>
          </draw:text-box>
        </draw:frame>
        <draw:frame draw:style-name="gr3" draw:layer="layout" svg:width="3.279cm" svg:height="1.162cm" svg:x="15.76cm" svg:y="2.1cm">
          <draw:text-box>
            <text:p>Collection</text:p>
          </draw:text-box>
        </draw:frame>
        <draw:line draw:style-name="gr4" draw:text-style-name="P1" draw:layer="layout" svg:x1="13cm" svg:y1="10.1cm" svg:x2="15.6cm" svg:y2="5.8cm">
          <text:p/>
        </draw:line>
        <draw:line draw:style-name="gr4" draw:text-style-name="P1" draw:layer="layout" svg:x1="13.4cm" svg:y1="10.5cm" svg:x2="15.6cm" svg:y2="9.6cm">
          <text:p/>
        </draw:line>
        <draw:line draw:style-name="gr4" draw:text-style-name="P1" draw:layer="layout" svg:x1="13.6cm" svg:y1="12.2cm" svg:x2="15.6cm" svg:y2="13.1cm">
          <text:p/>
        </draw:line>
        <draw:frame draw:style-name="gr6" draw:text-style-name="P1" draw:layer="layout" svg:width="13.2cm" svg:height="0.962cm" svg:x="6.999cm" svg:y="0.5cm">
          <draw:text-box>
            <text:p text:style-name="P1">Joachim's Database</text:p>
          </draw:text-box>
        </draw:frame>
        <draw:custom-shape draw:style-name="gr1" draw:text-style-name="P1" draw:layer="layout" svg:width="2.8cm" svg:height="2.8cm" svg:x="15.8cm" svg:y="15.9cm">
          <text:p text:style-name="P1">citi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12.4cm" svg:y1="13.1cm" svg:x2="15.8cm" svg:y2="16.5cm">
          <text:p/>
        </draw:line>
        <draw:custom-shape draw:style-name="gr1" draw:text-style-name="P1" draw:layer="layout" svg:width="2.6cm" svg:height="2.4cm" svg:x="12.6cm" svg:y="17.6cm">
          <text:p text:style-name="P1">busStop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2T1">
        <office:forms form:automatic-focus="false" form:apply-design-mode="false"/>
        <draw:custom-shape draw:style-name="gr8" draw:text-style-name="P1" draw:layer="layout" svg:width="24.5cm" svg:height="8.9cm" svg:x="1.7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2.6cm" svg:height="2.678cm" draw:transform="skewX (-0.00733038285837618) translate (3cm 6.2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4" draw:layer="layout" svg:width="7.6cm" svg:height="1.4cm" draw:transform="rotate (1.5707963267949) translate (0.3cm 11.1cm)">
          <draw:text-box>
            <text:p text:style-name="P4">Backend</text:p>
          </draw:text-box>
        </draw:frame>
        <draw:custom-shape draw:style-name="gr1" draw:text-style-name="P1" draw:layer="layout" svg:width="3.2cm" svg:height="1.4cm" svg:x="3.2cm" svg:y="6.9cm">
          <text:p text:style-name="P1">/instagr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2cm" svg:height="3.6cm" svg:x="1.8cm" svg:y="1.2cm">
          <text:p text:style-name="P1">Joachim's databas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8cm" svg:y1="6.9cm" svg:x2="4.8cm" svg:y2="4.7cm">
          <text:p/>
        </draw:line>
        <draw:line draw:style-name="gr4" draw:text-style-name="P1" draw:layer="layout" svg:x1="8.25cm" svg:y1="6.9cm" svg:x2="8.25cm" svg:y2="4.7cm">
          <text:p/>
        </draw:line>
        <draw:line draw:style-name="gr4" draw:text-style-name="P1" draw:layer="layout" svg:x1="12cm" svg:y1="6.898cm" svg:x2="12cm" svg:y2="4.7cm">
          <text:p/>
        </draw:line>
        <draw:custom-shape draw:style-name="gr1" draw:text-style-name="P1" draw:layer="layout" svg:width="3.601cm" svg:height="1.4cm" svg:x="6.499cm" svg:y="6.599cm">
          <text:p text:style-name="P1">/foursqua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2cm" svg:height="1.4cm" svg:x="10.396cm" svg:y="6.898cm">
          <text:p text:style-name="P1">/twit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cm" svg:height="1.6cm" svg:x="16cm" svg:y="6.6cm">
          <text:p text:style-name="P1">/weath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cm" svg:height="1.6cm" svg:x="19cm" svg:y="6.6cm">
          <text:p text:style-name="P1">/ne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cm" svg:height="1.6cm" svg:x="22.2cm" svg:y="6.6cm">
          <text:p text:style-name="P1">etc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927cm" svg:height="6.795cm" draw:transform="rotate (1.56241874638532) translate (17.189cm 6.67cm)">
          <text:p/>
          <draw:enhanced-geometry svg:viewBox="0 0 21600 21600" draw:glue-points="0 0 0 21600 21600 10800" draw:text-areas="0 ?f9 7800 ?f10" draw:type="right-brace" draw:modifiers="2396.80106631123 11116.18747538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" draw:text-style-name="P1" draw:layer="layout" svg:width="12cm" svg:height="3.6cm" svg:x="14.2cm" svg:y="1.2cm">
          <text:p text:style-name="P1">External API's</text:p>
          <draw:enhanced-geometry svg:viewBox="0 0 21600 21600" draw:type="rectangle" draw:enhanced-path="M 0 0 L 21600 0 21600 21600 0 21600 0 0 Z N"/>
        </draw:custom-shape>
        <draw:frame draw:style-name="gr14" draw:layer="layout" svg:width="1.912cm" svg:height="0.962cm" draw:transform="rotate (1.5707963267949) translate (2.038cm 8.512cm)">
          <draw:text-box>
            <text:p>/data</text:p>
          </draw:text-box>
        </draw:frame>
        <draw:custom-shape draw:style-name="gr1" draw:text-style-name="P1" draw:layer="layout" svg:width="22.6cm" svg:height="1.2cm" svg:x="3cm" svg:y="13.2cm">
          <text:p text:style-name="P1">/contentLoader.j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7cm" svg:y1="9.6cm" svg:x2="4.7cm" svg:y2="8.3cm">
          <text:p/>
        </draw:line>
        <draw:line draw:style-name="gr4" draw:text-style-name="P1" draw:layer="layout" svg:x1="8.3cm" svg:y1="9.6cm" svg:x2="8.3cm" svg:y2="7.999cm">
          <text:p/>
        </draw:line>
        <draw:line draw:style-name="gr4" draw:text-style-name="P1" draw:layer="layout" svg:x1="12cm" svg:y1="9.6cm" svg:x2="12cm" svg:y2="8.298cm">
          <text:p/>
        </draw:line>
        <draw:line draw:style-name="gr4" draw:text-style-name="P1" draw:layer="layout" svg:x1="17.4cm" svg:y1="9.6cm" svg:x2="17.4cm" svg:y2="8.2cm">
          <text:p/>
        </draw:line>
        <draw:line draw:style-name="gr4" draw:text-style-name="P1" draw:layer="layout" svg:x1="20.4cm" svg:y1="9.6cm" svg:x2="20.4cm" svg:y2="8.2cm">
          <text:p/>
        </draw:line>
        <draw:line draw:style-name="gr4" draw:text-style-name="P1" draw:layer="layout" svg:x1="23.7cm" svg:y1="9.6cm" svg:x2="23.7cm" svg:y2="8.2cm">
          <text:p/>
        </draw:line>
        <draw:line draw:style-name="gr4" draw:text-style-name="P1" draw:layer="layout" svg:x1="4.4cm" svg:y1="4.8cm" svg:x2="4.4cm" svg:y2="6.9cm">
          <text:p/>
        </draw:line>
        <draw:line draw:style-name="gr4" draw:text-style-name="P1" draw:layer="layout" svg:x1="7.8cm" svg:y1="4.8cm" svg:x2="7.8cm" svg:y2="6.599cm">
          <text:p/>
        </draw:line>
        <draw:line draw:style-name="gr4" draw:text-style-name="P1" draw:layer="layout" svg:x1="11.6cm" svg:y1="4.8cm" svg:x2="11.6cm" svg:y2="6.898cm">
          <text:p/>
        </draw:line>
        <draw:line draw:style-name="gr4" draw:text-style-name="P1" draw:layer="layout" svg:x1="4.4cm" svg:y1="8.3cm" svg:x2="4.4cm" svg:y2="9.6cm">
          <text:p/>
        </draw:line>
        <draw:line draw:style-name="gr4" draw:text-style-name="P1" draw:layer="layout" svg:x1="7.8cm" svg:y1="7.999cm" svg:x2="7.8cm" svg:y2="9.6cm">
          <text:p/>
        </draw:line>
        <draw:line draw:style-name="gr4" draw:text-style-name="P1" draw:layer="layout" svg:x1="11.6cm" svg:y1="8.298cm" svg:x2="11.6cm" svg:y2="9.6cm">
          <text:p/>
        </draw:line>
        <draw:line draw:style-name="gr4" draw:text-style-name="P1" draw:layer="layout" svg:x1="17cm" svg:y1="8.2cm" svg:x2="17cm" svg:y2="9.6cm">
          <text:p/>
        </draw:line>
        <draw:line draw:style-name="gr4" draw:text-style-name="P1" draw:layer="layout" svg:x1="20cm" svg:y1="8.2cm" svg:x2="20cm" svg:y2="9.6cm">
          <text:p/>
        </draw:line>
        <draw:line draw:style-name="gr4" draw:text-style-name="P1" draw:layer="layout" svg:x1="23.4cm" svg:y1="8.2cm" svg:x2="23.4cm" svg:y2="9.6cm">
          <text:p/>
        </draw:line>
        <draw:frame draw:style-name="gr15" draw:layer="layout" svg:width="1.137cm" svg:height="0.962cm" draw:transform="rotate (1.5707963267949) translate (2.038cm 14.4cm)">
          <draw:text-box>
            <text:p>/js</text:p>
          </draw:text-box>
        </draw:frame>
        <draw:custom-shape draw:style-name="gr8" draw:text-style-name="P1" draw:layer="layout" svg:width="24.5cm" svg:height="4.8cm" svg:x="1.7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5" draw:layer="layout" svg:width="7.6cm" svg:height="1.4cm" draw:transform="rotate (1.5707963267949) translate (0.6cm 5cm)">
          <draw:text-box>
            <text:p text:style-name="P5"><text:span text:style-name="T3">Data source</text:span></text:p>
          </draw:text-box>
        </draw:frame>
        <draw:frame draw:style-name="gr12" draw:text-style-name="P4" draw:layer="layout" svg:width="7.6cm" svg:height="1.4cm" draw:transform="rotate (1.5707963267949) translate (0.3cm 19.6cm)">
          <draw:text-box>
            <text:p text:style-name="P4">Frontend</text:p>
          </draw:text-box>
        </draw:frame>
        <draw:custom-shape draw:style-name="gr1" draw:text-style-name="P1" draw:layer="layout" svg:width="22.6cm" svg:height="4cm" svg:x="3.2cm" svg:y="15.6cm">
          <text:p text:style-name="P1">Eg. /leuven.php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8cm" svg:y1="14.4cm" svg:x2="13.8cm" svg:y2="15.6cm">
          <text:p/>
        </draw:line>
        <draw:frame draw:style-name="gr5" draw:layer="layout" svg:width="7.936cm" svg:height="0.962cm" svg:x="13.982cm" svg:y="11.638cm">
          <draw:text-box>
            <text:p>Places content in template</text:p>
          </draw:text-box>
        </draw:frame>
        <draw:frame draw:style-name="gr5" draw:layer="layout" svg:width="4.27cm" svg:height="0.962cm" svg:x="12.13cm" svg:y="5.038cm">
          <draw:text-box>
            <text:p>Retrieve data</text:p>
          </draw:text-box>
        </draw:frame>
        <draw:frame draw:style-name="gr16" draw:layer="layout" svg:width="2.712cm" svg:height="2.762cm" draw:transform="rotate (1.5707963267949) translate (2.238cm 18.312cm)">
          <draw:text-box>
            <text:p>/cities</text:p>
          </draw:text-box>
        </draw:frame>
        <draw:custom-shape draw:style-name="gr1" draw:text-style-name="P1" draw:layer="layout" svg:width="22.589cm" svg:height="2.678cm" draw:transform="skewX (-0.00733038285837618) translate (3cm 9.6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2cm" svg:height="1.4cm" svg:x="3.189cm" svg:y="10.3cm">
          <text:p text:style-name="P1">/instagr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601cm" svg:height="1.4cm" svg:x="6.488cm" svg:y="9.999cm">
          <text:p text:style-name="P1">/foursqua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2cm" svg:height="1.4cm" svg:x="10.385cm" svg:y="10.298cm">
          <text:p text:style-name="P1">/twit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cm" svg:height="1.6cm" svg:x="15.989cm" svg:y="10cm">
          <text:p text:style-name="P1">/weath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cm" svg:height="1.6cm" svg:x="18.989cm" svg:y="10cm">
          <text:p text:style-name="P1">/ne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cm" svg:height="1.6cm" svg:x="22.189cm" svg:y="10cm">
          <text:p text:style-name="P1">etc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689cm" svg:y1="13cm" svg:x2="4.689cm" svg:y2="11.7cm">
          <text:p/>
        </draw:line>
        <draw:line draw:style-name="gr4" draw:text-style-name="P1" draw:layer="layout" svg:x1="8.289cm" svg:y1="13cm" svg:x2="8.289cm" svg:y2="11.399cm">
          <text:p/>
        </draw:line>
        <draw:line draw:style-name="gr4" draw:text-style-name="P1" draw:layer="layout" svg:x1="11.989cm" svg:y1="13cm" svg:x2="11.989cm" svg:y2="11.698cm">
          <text:p/>
        </draw:line>
        <draw:line draw:style-name="gr4" draw:text-style-name="P1" draw:layer="layout" svg:x1="17.389cm" svg:y1="13cm" svg:x2="17.389cm" svg:y2="11.6cm">
          <text:p/>
        </draw:line>
        <draw:line draw:style-name="gr4" draw:text-style-name="P1" draw:layer="layout" svg:x1="20.389cm" svg:y1="13cm" svg:x2="20.389cm" svg:y2="11.6cm">
          <text:p/>
        </draw:line>
        <draw:line draw:style-name="gr4" draw:text-style-name="P1" draw:layer="layout" svg:x1="23.689cm" svg:y1="13cm" svg:x2="23.689cm" svg:y2="11.6cm">
          <text:p/>
        </draw:line>
        <draw:line draw:style-name="gr4" draw:text-style-name="P1" draw:layer="layout" svg:x1="4.389cm" svg:y1="11.7cm" svg:x2="4.389cm" svg:y2="13cm">
          <text:p/>
        </draw:line>
        <draw:line draw:style-name="gr4" draw:text-style-name="P1" draw:layer="layout" svg:x1="7.789cm" svg:y1="11.399cm" svg:x2="7.789cm" svg:y2="13cm">
          <text:p/>
        </draw:line>
        <draw:line draw:style-name="gr4" draw:text-style-name="P1" draw:layer="layout" svg:x1="11.589cm" svg:y1="11.698cm" svg:x2="11.589cm" svg:y2="13cm">
          <text:p/>
        </draw:line>
        <draw:line draw:style-name="gr4" draw:text-style-name="P1" draw:layer="layout" svg:x1="16.989cm" svg:y1="11.6cm" svg:x2="16.989cm" svg:y2="13cm">
          <text:p/>
        </draw:line>
        <draw:line draw:style-name="gr4" draw:text-style-name="P1" draw:layer="layout" svg:x1="19.989cm" svg:y1="11.6cm" svg:x2="19.989cm" svg:y2="13cm">
          <text:p/>
        </draw:line>
        <draw:line draw:style-name="gr4" draw:text-style-name="P1" draw:layer="layout" svg:x1="23.389cm" svg:y1="11.6cm" svg:x2="23.389cm" svg:y2="13cm">
          <text:p/>
        </draw:line>
        <draw:frame draw:style-name="gr14" xml:id="id1" draw:id="id1" draw:layer="layout" svg:width="3.012cm" svg:height="0.962cm" draw:transform="rotate (1.5707963267949) translate (2.038cm 12.412cm)">
          <draw:text-box>
            <text:p>/widgets</text:p>
          </draw:text-box>
        </draw:frame>
        <draw:connector draw:style-name="gr4" draw:text-style-name="P1" draw:layer="layout" draw:type="lines" draw:line-skew="0cm -0.583cm" svg:x1="0.955cm" svg:y1="14.956cm" svg:x2="2.038cm" svg:y2="10.906cm" draw:end-shape="id1" draw:end-glue-point="0" svg:d="m955 14956v0-4050h1083" svg:viewBox="0 0 1084 4051">
          <text:p/>
        </draw:connector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2T1">
        <office:forms form:automatic-focus="false" form:apply-design-mode="false"/>
        <draw:custom-shape draw:style-name="gr8" draw:text-style-name="P1" draw:layer="layout" svg:width="24.5cm" svg:height="8.9cm" svg:x="1.8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2.6cm" svg:height="2.678cm" draw:transform="skewX (-0.00733038285837618) translate (3.1cm 6.4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2cm" svg:height="1.4cm" svg:x="3.3cm" svg:y="7.1cm">
          <text:p text:style-name="P1">/instagr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601cm" svg:height="1.4cm" svg:x="6.599cm" svg:y="6.799cm">
          <text:p text:style-name="P1">/foursqua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2cm" svg:height="1.4cm" svg:x="10.496cm" svg:y="7.098cm">
          <text:p text:style-name="P1">/twit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cm" svg:height="1.6cm" svg:x="16.1cm" svg:y="6.8cm">
          <text:p text:style-name="P1">/weath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cm" svg:height="1.6cm" svg:x="19.1cm" svg:y="6.8cm">
          <text:p text:style-name="P1">/ne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cm" svg:height="1.6cm" svg:x="22.3cm" svg:y="6.8cm">
          <text:p text:style-name="P1">etc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1.912cm" svg:height="0.962cm" draw:transform="rotate (1.5707963267949) translate (2.138cm 8.712cm)">
          <draw:text-box>
            <text:p>/data</text:p>
          </draw:text-box>
        </draw:frame>
        <draw:custom-shape draw:style-name="gr1" draw:text-style-name="P1" draw:layer="layout" svg:width="22.6cm" svg:height="1.2cm" svg:x="3.1cm" svg:y="13.4cm">
          <text:p text:style-name="P1">/contentLoader.j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8cm" svg:y1="9.8cm" svg:x2="4.8cm" svg:y2="8.5cm">
          <text:p/>
        </draw:line>
        <draw:line draw:style-name="gr4" draw:text-style-name="P1" draw:layer="layout" svg:x1="8.4cm" svg:y1="9.8cm" svg:x2="8.4cm" svg:y2="8.199cm">
          <text:p/>
        </draw:line>
        <draw:line draw:style-name="gr4" draw:text-style-name="P1" draw:layer="layout" svg:x1="12.1cm" svg:y1="9.8cm" svg:x2="12.1cm" svg:y2="8.498cm">
          <text:p/>
        </draw:line>
        <draw:line draw:style-name="gr4" draw:text-style-name="P1" draw:layer="layout" svg:x1="17.5cm" svg:y1="9.8cm" svg:x2="17.5cm" svg:y2="8.4cm">
          <text:p/>
        </draw:line>
        <draw:line draw:style-name="gr4" draw:text-style-name="P1" draw:layer="layout" svg:x1="20.5cm" svg:y1="9.8cm" svg:x2="20.5cm" svg:y2="8.4cm">
          <text:p/>
        </draw:line>
        <draw:line draw:style-name="gr4" draw:text-style-name="P1" draw:layer="layout" svg:x1="23.8cm" svg:y1="9.8cm" svg:x2="23.8cm" svg:y2="8.4cm">
          <text:p/>
        </draw:line>
        <draw:line draw:style-name="gr4" draw:text-style-name="P1" draw:layer="layout" svg:x1="4.5cm" svg:y1="8.5cm" svg:x2="4.5cm" svg:y2="9.8cm">
          <text:p/>
        </draw:line>
        <draw:line draw:style-name="gr4" draw:text-style-name="P1" draw:layer="layout" svg:x1="7.9cm" svg:y1="8.199cm" svg:x2="7.9cm" svg:y2="9.8cm">
          <text:p/>
        </draw:line>
        <draw:line draw:style-name="gr4" draw:text-style-name="P1" draw:layer="layout" svg:x1="11.7cm" svg:y1="8.498cm" svg:x2="11.7cm" svg:y2="9.8cm">
          <text:p/>
        </draw:line>
        <draw:line draw:style-name="gr4" draw:text-style-name="P1" draw:layer="layout" svg:x1="17.1cm" svg:y1="8.4cm" svg:x2="17.1cm" svg:y2="9.8cm">
          <text:p/>
        </draw:line>
        <draw:line draw:style-name="gr4" draw:text-style-name="P1" draw:layer="layout" svg:x1="20.1cm" svg:y1="8.4cm" svg:x2="20.1cm" svg:y2="9.8cm">
          <text:p/>
        </draw:line>
        <draw:line draw:style-name="gr4" draw:text-style-name="P1" draw:layer="layout" svg:x1="23.5cm" svg:y1="8.4cm" svg:x2="23.5cm" svg:y2="9.8cm">
          <text:p/>
        </draw:line>
        <draw:frame draw:style-name="gr15" draw:layer="layout" svg:width="1.137cm" svg:height="0.962cm" draw:transform="rotate (1.5707963267949) translate (2.138cm 14.6cm)">
          <draw:text-box>
            <text:p>/js</text:p>
          </draw:text-box>
        </draw:frame>
        <draw:custom-shape draw:style-name="gr8" draw:text-style-name="P1" draw:layer="layout" svg:width="24.5cm" svg:height="4.8cm" svg:x="1.8cm" svg:y="15.4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7.6cm" svg:height="1.4cm" draw:transform="rotate (1.5707963267949) translate (0.4cm 19.8cm)">
          <draw:text-box>
            <text:p text:style-name="P4">Frontend</text:p>
          </draw:text-box>
        </draw:frame>
        <draw:custom-shape draw:style-name="gr1" draw:text-style-name="P1" draw:layer="layout" svg:width="22.6cm" svg:height="4cm" svg:x="3.3cm" svg:y="15.8cm">
          <text:p text:style-name="P1">Eg. /index.php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9cm" svg:y1="14.6cm" svg:x2="13.9cm" svg:y2="15.8cm">
          <text:p/>
        </draw:line>
        <draw:frame draw:style-name="gr5" draw:layer="layout" svg:width="7.936cm" svg:height="0.962cm" svg:x="14.082cm" svg:y="11.838cm">
          <draw:text-box>
            <text:p>Places content in template</text:p>
          </draw:text-box>
        </draw:frame>
        <draw:frame draw:style-name="gr16" draw:layer="layout" svg:width="2.712cm" svg:height="2.762cm" draw:transform="rotate (1.5707963267949) translate (2.338cm 18.512cm)">
          <draw:text-box>
            <text:p>/cities</text:p>
          </draw:text-box>
        </draw:frame>
        <draw:custom-shape draw:style-name="gr1" draw:text-style-name="P1" draw:layer="layout" svg:width="22.589cm" svg:height="2.678cm" draw:transform="skewX (-0.00733038285837618) translate (3.1cm 9.8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2cm" svg:height="1.4cm" svg:x="3.289cm" svg:y="10.5cm">
          <text:p text:style-name="P1">/instagr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601cm" svg:height="1.4cm" svg:x="6.588cm" svg:y="10.199cm">
          <text:p text:style-name="P1">/foursqua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2cm" svg:height="1.4cm" svg:x="10.485cm" svg:y="10.498cm">
          <text:p text:style-name="P1">/twit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cm" svg:height="1.6cm" svg:x="16.089cm" svg:y="10.2cm">
          <text:p text:style-name="P1">/weath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cm" svg:height="1.6cm" svg:x="19.089cm" svg:y="10.2cm">
          <text:p text:style-name="P1">/ne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cm" svg:height="1.6cm" svg:x="22.289cm" svg:y="10.2cm">
          <text:p text:style-name="P1">etc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789cm" svg:y1="13.2cm" svg:x2="4.789cm" svg:y2="11.9cm">
          <text:p/>
        </draw:line>
        <draw:line draw:style-name="gr4" draw:text-style-name="P1" draw:layer="layout" svg:x1="8.389cm" svg:y1="13.2cm" svg:x2="8.389cm" svg:y2="11.599cm">
          <text:p/>
        </draw:line>
        <draw:line draw:style-name="gr4" draw:text-style-name="P1" draw:layer="layout" svg:x1="12.089cm" svg:y1="13.2cm" svg:x2="12.089cm" svg:y2="11.898cm">
          <text:p/>
        </draw:line>
        <draw:line draw:style-name="gr4" draw:text-style-name="P1" draw:layer="layout" svg:x1="17.489cm" svg:y1="13.2cm" svg:x2="17.489cm" svg:y2="11.8cm">
          <text:p/>
        </draw:line>
        <draw:line draw:style-name="gr4" draw:text-style-name="P1" draw:layer="layout" svg:x1="20.489cm" svg:y1="13.2cm" svg:x2="20.489cm" svg:y2="11.8cm">
          <text:p/>
        </draw:line>
        <draw:line draw:style-name="gr4" draw:text-style-name="P1" draw:layer="layout" svg:x1="23.789cm" svg:y1="13.2cm" svg:x2="23.789cm" svg:y2="11.8cm">
          <text:p/>
        </draw:line>
        <draw:line draw:style-name="gr4" draw:text-style-name="P1" draw:layer="layout" svg:x1="4.489cm" svg:y1="11.9cm" svg:x2="4.489cm" svg:y2="13.2cm">
          <text:p/>
        </draw:line>
        <draw:line draw:style-name="gr4" draw:text-style-name="P1" draw:layer="layout" svg:x1="7.889cm" svg:y1="11.599cm" svg:x2="7.889cm" svg:y2="13.2cm">
          <text:p/>
        </draw:line>
        <draw:line draw:style-name="gr4" draw:text-style-name="P1" draw:layer="layout" svg:x1="11.689cm" svg:y1="11.898cm" svg:x2="11.689cm" svg:y2="13.2cm">
          <text:p/>
        </draw:line>
        <draw:line draw:style-name="gr4" draw:text-style-name="P1" draw:layer="layout" svg:x1="17.089cm" svg:y1="11.8cm" svg:x2="17.089cm" svg:y2="13.2cm">
          <text:p/>
        </draw:line>
        <draw:line draw:style-name="gr4" draw:text-style-name="P1" draw:layer="layout" svg:x1="20.089cm" svg:y1="11.8cm" svg:x2="20.089cm" svg:y2="13.2cm">
          <text:p/>
        </draw:line>
        <draw:line draw:style-name="gr4" draw:text-style-name="P1" draw:layer="layout" svg:x1="23.489cm" svg:y1="11.8cm" svg:x2="23.489cm" svg:y2="13.2cm">
          <text:p/>
        </draw:line>
        <draw:frame draw:style-name="gr14" draw:layer="layout" svg:width="3.012cm" svg:height="0.962cm" draw:transform="rotate (1.5707963267949) translate (2.138cm 12.682cm)">
          <draw:text-box>
            <text:p>/widgets</text:p>
          </draw:text-box>
        </draw:frame>
        <draw:frame draw:style-name="gr12" draw:text-style-name="P4" draw:layer="layout" svg:width="7.6cm" svg:height="1.4cm" draw:transform="rotate (1.5707963267949) translate (0.3cm 11.099cm)">
          <draw:text-box>
            <text:p text:style-name="P4">Backend</text:p>
          </draw:text-box>
        </draw:frame>
        <draw:custom-shape draw:style-name="gr1" draw:text-style-name="P1" draw:layer="layout" svg:width="12cm" svg:height="2.301cm" svg:x="1.8cm" svg:y="0.299cm">
          <text:p text:style-name="P1">Joachim's databas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8cm" svg:y1="6.899cm" svg:x2="4.8cm" svg:y2="4.8cm">
          <text:p/>
        </draw:line>
        <draw:line draw:style-name="gr4" draw:text-style-name="P1" draw:layer="layout" svg:x1="8.2cm" svg:y1="6.598cm" svg:x2="8.25cm" svg:y2="4.938cm">
          <text:p/>
        </draw:line>
        <draw:line draw:style-name="gr4" draw:text-style-name="P1" draw:layer="layout" svg:x1="12cm" svg:y1="6.897cm" svg:x2="12cm" svg:y2="4.8cm">
          <text:p/>
        </draw:line>
        <draw:custom-shape draw:style-name="gr13" draw:text-style-name="P1" draw:layer="layout" svg:width="3.494cm" svg:height="6.598cm" draw:transform="rotate (1.56241874638532) translate (17.189cm 6.669cm)">
          <text:p/>
          <draw:enhanced-geometry svg:viewBox="0 0 21600 21600" draw:glue-points="0 0 0 21600 21600 10800" draw:text-areas="0 ?f9 7800 ?f10" draw:type="right-brace" draw:modifiers="2396.80106631123 9855.6751022882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" draw:text-style-name="P1" draw:layer="layout" svg:width="12cm" svg:height="2.301cm" svg:x="14.2cm" svg:y="0.299cm">
          <text:p text:style-name="P1">External API'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4cm" svg:y1="4.8cm" svg:x2="4.4cm" svg:y2="6.899cm">
          <text:p/>
        </draw:line>
        <draw:line draw:style-name="gr4" draw:text-style-name="P1" draw:layer="layout" svg:x1="7.8cm" svg:y1="4.8cm" svg:x2="7.8cm" svg:y2="6.598cm">
          <text:p/>
        </draw:line>
        <draw:line draw:style-name="gr4" draw:text-style-name="P1" draw:layer="layout" svg:x1="11.6cm" svg:y1="4.8cm" svg:x2="11.6cm" svg:y2="6.897cm">
          <text:p/>
        </draw:line>
        <draw:frame draw:style-name="gr5" draw:layer="layout" svg:width="4.27cm" svg:height="0.962cm" svg:x="7.33cm" svg:y="2.638cm">
          <draw:text-box>
            <text:p>Retrieve data</text:p>
          </draw:text-box>
        </draw:frame>
        <draw:custom-shape draw:style-name="gr1" draw:text-style-name="P1" draw:layer="layout" svg:width="12.1cm" svg:height="1.2cm" svg:x="1.7cm" svg:y="3.6cm">
          <text:p text:style-name="P1">MongoDB.php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2cm" svg:y1="3.6cm" svg:x2="7.2cm" svg:y2="2.6cm">
          <text:p/>
        </draw:line>
        <draw:line draw:style-name="gr4" draw:text-style-name="P1" draw:layer="layout" svg:x1="20.2cm" svg:y1="3.6cm" svg:x2="20.2cm" svg:y2="2.6cm">
          <text:p/>
        </draw:line>
        <draw:custom-shape draw:style-name="gr11" draw:text-style-name="P1" draw:layer="layout" svg:width="7.4cm" svg:height="2.401cm" svg:x="17cm" svg:y="14.399cm">
          <text:p text:style-name="P1">One template file <text:line-break/>for all cities</text:p>
          <draw:enhanced-geometry svg:viewBox="0 0 21600 21600" draw:text-areas="800 800 20800 20800" draw:type="round-rectangular-callout" draw:modifiers="1791.97405755979 28299.4171523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nl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cm" fo:margin-bottom="0.4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cm" fo:margin-bottom="0.3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cm" fo:margin-bottom="0.2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cm" fo:margin-bottom="0.1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cm" fo:margin-bottom="0.1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cm" fo:margin-bottom="0.1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cm" fo:margin-bottom="0.1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cm" fo:margin-bottom="0.1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10T09:17:02</meta:creation-date>
    <meta:editing-duration>P1DT21H33M40S</meta:editing-duration>
    <meta:editing-cycles>11</meta:editing-cycles>
    <meta:generator>LibreOffice/3.5$Linux_X86_64 LibreOffice_project/350m1$Build-2</meta:generator>
    <meta:initial-creator>Lotte </meta:initial-creator>
    <dc:date>2015-03-12T09:22:22</dc:date>
    <dc:creator>Lotte </dc:creator>
    <meta:document-statistic meta:object-count="246"/>
  </office:meta>
</office:document-meta>
</file>